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soft JhengHei" svg:font-family="Microsoft JhengHei"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Microsoft JhengHei" style:font-name-asian="Microsoft JhengHei"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size="9pt" style:font-size-asian="9pt" style:font-size-complex="9pt"/>
    </style:style>
    <style:style style:name="T3" style:parent-style-name="Policepardéfaut" style:family="text">
      <style:text-properties style:font-name="Microsoft JhengHei" style:font-name-asian="Microsoft JhengHei" fo:font-weight="bold" style:font-weight-asian="bold" fo:font-size="12pt" style:font-size-asian="12pt" style:font-size-complex="12pt" style:text-underline-type="single" style:text-underline-style="solid" style:text-underline-width="auto" style:text-underline-mode="continuous"/>
    </style:style>
    <style:style style:name="T4" style:parent-style-name="Policepardéfaut" style:family="text">
      <style:text-properties style:font-name="Microsoft JhengHei" style:font-name-asian="Microsoft JhengHei" fo:font-size="12pt" style:font-size-asian="12pt" style:font-size-complex="12pt"/>
    </style:style>
    <style:style style:name="T5" style:parent-style-name="ilfuvd" style:family="text">
      <style:text-properties style:font-name="Microsoft JhengHei" style:font-name-asian="Microsoft JhengHei" fo:font-weight="bold" style:font-weight-asian="bold" fo:font-size="12pt" style:font-size-asian="12pt" style:font-size-complex="12pt"/>
    </style:style>
    <style:style style:name="T6" style:parent-style-name="ilfuvd" style:family="text">
      <style:text-properties style:font-name="Microsoft JhengHei" style:font-name-asian="Microsoft JhengHei" fo:font-size="12pt" style:font-size-asian="12pt" style:font-size-complex="12pt"/>
    </style:style>
    <style:style style:name="T7" style:parent-style-name="ilfuvd" style:family="text">
      <style:text-properties style:font-name="Microsoft JhengHei" style:font-name-asian="Microsoft JhengHei" fo:font-weight="bold" style:font-weight-asian="bold" fo:font-size="12pt" style:font-size-asian="12pt" style:font-size-complex="12pt"/>
    </style:style>
    <style:style style:name="T8" style:parent-style-name="ilfuvd" style:family="text">
      <style:text-properties style:font-name="Microsoft JhengHei" style:font-name-asian="Microsoft JhengHei" fo:font-size="12pt" style:font-size-asian="12pt" style:font-size-complex="12pt"/>
    </style:style>
    <style:style style:name="T9" style:parent-style-name="ilfuvd" style:family="text">
      <style:text-properties style:font-name="Microsoft JhengHei" style:font-name-asian="Microsoft JhengHei" fo:font-weight="bold" style:font-weight-asian="bold" fo:font-size="12pt" style:font-size-asian="12pt" style:font-size-complex="12pt"/>
    </style:style>
    <style:style style:name="T10" style:parent-style-name="ilfuvd" style:family="text">
      <style:text-properties style:font-name="Microsoft JhengHei" style:font-name-asian="Microsoft JhengHei" fo:font-size="12pt" style:font-size-asian="12pt" style:font-size-complex="12pt"/>
    </style:style>
    <style:style style:name="T11" style:parent-style-name="ilfuvd" style:family="text">
      <style:text-properties style:font-name="Microsoft JhengHei" style:font-name-asian="Microsoft JhengHei" fo:font-weight="bold" style:font-weight-asian="bold" style:font-weight-complex="bold" fo:font-size="12pt" style:font-size-asian="12pt" style:font-size-complex="12pt"/>
    </style:style>
    <style:style style:name="T12" style:parent-style-name="ilfuvd" style:family="text">
      <style:text-properties style:font-name="Microsoft JhengHei" style:font-name-asian="Microsoft JhengHei" fo:font-size="12pt" style:font-size-asian="12pt" style:font-size-complex="12pt"/>
    </style:style>
    <style:style style:name="T13" style:parent-style-name="ilfuvd" style:family="text">
      <style:text-properties style:font-name="Microsoft JhengHei" style:font-name-asian="Microsoft JhengHei" fo:font-weight="bold" style:font-weight-asian="bold" style:font-weight-complex="bold" fo:font-size="12pt" style:font-size-asian="12pt" style:font-size-complex="12pt"/>
    </style:style>
    <style:style style:name="T14" style:parent-style-name="ilfuvd" style:family="text">
      <style:text-properties style:font-name="Microsoft JhengHei" style:font-name-asian="Microsoft JhengHei" fo:font-size="12pt" style:font-size-asian="12pt" style:font-size-complex="12pt"/>
    </style:style>
    <style:style style:name="T15" style:parent-style-name="ilfuvd" style:family="text">
      <style:text-properties style:font-name="Microsoft JhengHei" style:font-name-asian="Microsoft JhengHei" fo:font-size="12pt" style:font-size-asian="12pt" style:font-size-complex="12pt"/>
    </style:style>
    <style:style style:name="T16" style:parent-style-name="ilfuvd" style:family="text">
      <style:text-properties style:font-name="Microsoft JhengHei" style:font-name-asian="Microsoft JhengHei" fo:font-weight="bold" style:font-weight-asian="bold" style:font-weight-complex="bold" fo:font-size="12pt" style:font-size-asian="12pt" style:font-size-complex="12pt"/>
    </style:style>
    <style:style style:name="T17" style:parent-style-name="ilfuvd" style:family="text">
      <style:text-properties style:font-name="Microsoft JhengHei" style:font-name-asian="Microsoft JhengHei" fo:font-size="12pt" style:font-size-asian="12pt" style:font-size-complex="12pt"/>
    </style:style>
    <style:style style:name="T18" style:parent-style-name="Policepardéfaut" style:family="text">
      <style:text-properties style:font-name="Microsoft JhengHei" style:font-name-asian="Microsoft JhengHei" fo:font-size="12pt" style:font-size-asian="12pt" style:font-size-complex="12pt"/>
    </style:style>
    <style:style style:name="T19" style:parent-style-name="Policepardéfaut" style:family="text">
      <style:text-properties style:font-name="Microsoft JhengHei" style:font-name-asian="Microsoft JhengHei" fo:font-size="12pt" style:font-size-asian="12pt" style:font-size-complex="12pt"/>
    </style:style>
    <style:style style:name="P20" style:parent-style-name="Normal" style:family="paragraph">
      <style:text-properties style:font-name="Microsoft JhengHei" style:font-name-asian="Microsoft JhengHei" fo:font-size="9pt" style:font-size-asian="9pt" style:font-size-complex="9pt"/>
    </style:style>
    <style:style style:name="T21" style:parent-style-name="Policepardéfaut" style:family="text">
      <style:text-properties style:font-name="Microsoft JhengHei" style:font-name-asian="Microsoft JhengHei" fo:font-weight="bold" style:font-weight-asian="bold" fo:font-size="12pt" style:font-size-asian="12pt" style:font-size-complex="12pt" style:text-underline-type="single" style:text-underline-style="solid" style:text-underline-width="auto" style:text-underline-mode="continuous"/>
    </style:style>
    <style:style style:name="T22" style:parent-style-name="Policepardéfaut" style:family="text">
      <style:text-properties style:font-name="Microsoft JhengHei" style:font-name-asian="Microsoft JhengHei" fo:font-size="12pt" style:font-size-asian="12pt" style:font-size-complex="12pt"/>
    </style:style>
    <style:style style:name="T23"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24" style:parent-style-name="Policepardéfaut" style:family="text">
      <style:text-properties style:font-name="Microsoft JhengHei" style:font-name-asian="Microsoft JhengHei" fo:font-size="12pt" style:font-size-asian="12pt" style:font-size-complex="12pt"/>
    </style:style>
    <style:style style:name="T25"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26" style:parent-style-name="Policepardéfaut" style:family="text">
      <style:text-properties style:font-name="Microsoft JhengHei" style:font-name-asian="Microsoft JhengHei" fo:font-size="12pt" style:font-size-asian="12pt" style:font-size-complex="12pt"/>
    </style:style>
    <style:style style:name="T27"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28" style:parent-style-name="Policepardéfaut" style:family="text">
      <style:text-properties style:font-name="Microsoft JhengHei" style:font-name-asian="Microsoft JhengHei" fo:font-size="12pt" style:font-size-asian="12pt" style:font-size-complex="12pt"/>
    </style:style>
    <style:style style:name="P29" style:parent-style-name="Normal" style:family="paragraph">
      <style:text-properties style:font-name="Microsoft JhengHei" style:font-name-asian="Microsoft JhengHei" fo:font-size="9pt" style:font-size-asian="9pt" style:font-size-complex="9pt"/>
    </style:style>
    <style:style style:name="T30" style:parent-style-name="Policepardéfaut" style:family="text">
      <style:text-properties style:font-name="Microsoft JhengHei" style:font-name-asian="Microsoft JhengHei" fo:font-weight="bold" style:font-weight-asian="bold" fo:font-size="12pt" style:font-size-asian="12pt" style:font-size-complex="12pt" style:text-underline-type="single" style:text-underline-style="solid" style:text-underline-width="auto" style:text-underline-mode="continuous"/>
    </style:style>
    <style:style style:name="T31" style:parent-style-name="Policepardéfaut" style:family="text">
      <style:text-properties style:font-name="Microsoft JhengHei" style:font-name-asian="Microsoft JhengHei" fo:font-size="12pt" style:font-size-asian="12pt" style:font-size-complex="12pt"/>
    </style:style>
    <style:style style:name="T32"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33" style:parent-style-name="Policepardéfaut" style:family="text">
      <style:text-properties style:font-name="Microsoft JhengHei" style:font-name-asian="Microsoft JhengHei" fo:font-size="12pt" style:font-size-asian="12pt" style:font-size-complex="12pt"/>
    </style:style>
    <style:style style:name="T34"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35" style:parent-style-name="Policepardéfaut" style:family="text">
      <style:text-properties style:font-name="Microsoft JhengHei" style:font-name-asian="Microsoft JhengHei" fo:font-size="12pt" style:font-size-asian="12pt" style:font-size-complex="12pt"/>
    </style:style>
    <style:style style:name="T36"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37" style:parent-style-name="Policepardéfaut" style:family="text">
      <style:text-properties style:font-name="Microsoft JhengHei" style:font-name-asian="Microsoft JhengHei" fo:font-size="12pt" style:font-size-asian="12pt" style:font-size-complex="12pt"/>
    </style:style>
    <style:style style:name="P38" style:parent-style-name="Normal" style:family="paragraph">
      <style:text-properties style:font-name="Microsoft JhengHei" style:font-name-asian="Microsoft JhengHei" fo:font-size="12pt" style:font-size-asian="12pt" style:font-size-complex="12pt"/>
    </style:style>
    <style:style style:name="P39" style:parent-style-name="Normal" style:family="paragraph">
      <style:text-properties style:font-name="Microsoft JhengHei" style:font-name-asian="Microsoft JhengHei" fo:font-size="9pt" style:font-size-asian="9pt" style:font-size-complex="9pt"/>
    </style:style>
    <style:style style:name="T40" style:parent-style-name="Policepardéfaut" style:family="text">
      <style:text-properties style:font-name="Microsoft JhengHei" style:font-name-asian="Microsoft JhengHei" fo:font-weight="bold" style:font-weight-asian="bold" fo:font-size="12pt" style:font-size-asian="12pt" style:font-size-complex="12pt" style:text-underline-type="single" style:text-underline-style="solid" style:text-underline-width="auto" style:text-underline-mode="continuous"/>
    </style:style>
    <style:style style:name="T41" style:parent-style-name="Policepardéfaut" style:family="text">
      <style:text-properties style:font-name="Microsoft JhengHei" style:font-name-asian="Microsoft JhengHei" fo:font-size="12pt" style:font-size-asian="12pt" style:font-size-complex="12pt"/>
    </style:style>
    <style:style style:name="T42"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43" style:parent-style-name="Policepardéfaut" style:family="text">
      <style:text-properties style:font-name="Microsoft JhengHei" style:font-name-asian="Microsoft JhengHei" fo:font-size="12pt" style:font-size-asian="12pt" style:font-size-complex="12pt"/>
    </style:style>
    <style:style style:name="T44"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45" style:parent-style-name="Policepardéfaut" style:family="text">
      <style:text-properties style:font-name="Microsoft JhengHei" style:font-name-asian="Microsoft JhengHei" fo:font-size="12pt" style:font-size-asian="12pt" style:font-size-complex="12pt"/>
    </style:style>
    <style:style style:name="T46" style:parent-style-name="Policepardéfaut" style:family="text">
      <style:text-properties style:font-name="Microsoft JhengHei" style:font-name-asian="Microsoft JhengHei" fo:font-size="12pt" style:font-size-asian="12pt" style:font-size-complex="12pt" style:text-underline-type="single" style:text-underline-style="solid" style:text-underline-width="auto" style:text-underline-mode="continuous"/>
    </style:style>
    <style:style style:name="T47" style:parent-style-name="Policepardéfaut" style:family="text">
      <style:text-properties style:font-name="Microsoft JhengHei" style:font-name-asian="Microsoft JhengHei" fo:font-size="12pt" style:font-size-asian="12pt" style:font-size-complex="12pt"/>
    </style:style>
    <style:style style:name="T48" style:parent-style-name="Policepardéfaut" style:family="text">
      <style:text-properties style:font-name="Microsoft JhengHei" style:font-name-asian="Microsoft JhengHei" fo:font-size="12pt" style:font-size-asian="12pt" style:font-size-complex="12pt"/>
    </style:style>
    <style:style style:name="T49" style:parent-style-name="Policepardéfaut" style:family="text">
      <style:text-properties style:font-name="Microsoft JhengHei" style:font-name-asian="Microsoft JhengHei" fo:font-size="12pt" style:font-size-asian="12pt" style:font-size-complex="12pt"/>
    </style:style>
    <style:style style:name="T50" style:parent-style-name="Policepardéfaut" style:family="text">
      <style:text-properties style:font-name="Microsoft JhengHei" style:font-name-asian="Microsoft JhengHei" fo:font-size="12pt" style:font-size-asian="12pt" style:font-size-complex="12pt"/>
    </style:style>
    <style:style style:name="T51"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52" style:parent-style-name="Policepardéfaut" style:family="text">
      <style:text-properties style:font-name="Microsoft JhengHei" style:font-name-asian="Microsoft JhengHei" fo:font-size="12pt" style:font-size-asian="12pt" style:font-size-complex="12pt"/>
    </style:style>
    <style:style style:name="T53" style:parent-style-name="Policepardéfaut" style:family="text">
      <style:text-properties style:font-name="Microsoft JhengHei" style:font-name-asian="Microsoft JhengHei" fo:font-size="12pt" style:font-size-asian="12pt" style:font-size-complex="12pt"/>
    </style:style>
    <style:style style:name="T54" style:parent-style-name="Policepardéfaut" style:family="text">
      <style:text-properties style:font-name="Microsoft JhengHei" style:font-name-asian="Microsoft JhengHei" fo:font-weight="bold" style:font-weight-asian="bold" fo:font-size="12pt" style:font-size-asian="12pt" style:font-size-complex="12pt" style:text-underline-type="single" style:text-underline-style="solid" style:text-underline-width="auto" style:text-underline-mode="continuous"/>
    </style:style>
    <style:style style:name="T55" style:parent-style-name="Policepardéfaut" style:family="text">
      <style:text-properties style:font-name="Microsoft JhengHei" style:font-name-asian="Microsoft JhengHei" fo:font-size="12pt" style:font-size-asian="12pt" style:font-size-complex="12pt"/>
    </style:style>
    <style:style style:name="T56"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57" style:parent-style-name="Policepardéfaut" style:family="text">
      <style:text-properties style:font-name="Microsoft JhengHei" style:font-name-asian="Microsoft JhengHei" fo:font-size="12pt" style:font-size-asian="12pt" style:font-size-complex="12pt"/>
    </style:style>
    <style:style style:name="T58"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59" style:parent-style-name="Policepardéfaut" style:family="text">
      <style:text-properties style:font-name="Microsoft JhengHei" style:font-name-asian="Microsoft JhengHei" fo:font-size="12pt" style:font-size-asian="12pt" style:font-size-complex="12pt"/>
    </style:style>
    <style:style style:name="T60"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61" style:parent-style-name="Policepardéfaut" style:family="text">
      <style:text-properties style:font-name="Microsoft JhengHei" style:font-name-asian="Microsoft JhengHei" fo:font-size="12pt" style:font-size-asian="12pt" style:font-size-complex="12pt"/>
    </style:style>
    <style:style style:name="T62" style:parent-style-name="Policepardéfaut" style:family="text">
      <style:text-properties style:font-name="Microsoft JhengHei" style:font-name-asian="Microsoft JhengHei" fo:font-size="12pt" style:font-size-asian="12pt" style:font-size-complex="12pt"/>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style:font-name="Microsoft JhengHei" style:font-name-asian="Microsoft JhengHei" fo:font-size="12pt" style:font-size-asian="12pt" style:font-size-complex="12pt"/>
    </style:style>
    <style:style style:name="T65" style:parent-style-name="Policepardéfaut" style:family="text">
      <style:text-properties style:font-name="Microsoft JhengHei" style:font-name-asian="Microsoft JhengHei" fo:font-size="12pt" style:font-size-asian="12pt" style:font-size-complex="12pt"/>
    </style:style>
    <style:style style:name="T66" style:parent-style-name="Policepardéfaut" style:family="text">
      <style:text-properties style:font-name="Microsoft JhengHei" style:font-name-asian="Microsoft JhengHei" fo:font-size="12pt" style:font-size-asian="12pt" style:font-size-complex="12pt"/>
    </style:style>
    <style:style style:name="T67" style:parent-style-name="Policepardéfaut" style:family="text">
      <style:text-properties style:font-name="Microsoft JhengHei" style:font-name-asian="Microsoft JhengHei" fo:font-size="12pt" style:font-size-asian="12pt" style:font-size-complex="12pt"/>
    </style:style>
    <style:style style:name="T68" style:parent-style-name="Policepardéfaut" style:family="text">
      <style:text-properties style:font-name="Microsoft JhengHei" style:font-name-asian="Microsoft JhengHei" fo:font-size="12pt" style:font-size-asian="12pt" style:font-size-complex="12pt"/>
    </style:style>
    <style:style style:name="P69" style:parent-style-name="Normal" style:family="paragraph">
      <style:text-properties style:font-name="Microsoft JhengHei" style:font-name-asian="Microsoft JhengHei" fo:font-size="12pt" style:font-size-asian="12pt" style:font-size-complex="12pt"/>
    </style:style>
    <style:style style:name="T70" style:parent-style-name="Policepardéfaut" style:family="text">
      <style:text-properties style:font-name="Microsoft JhengHei" style:font-name-asian="Microsoft JhengHei" fo:font-weight="bold" style:font-weight-asian="bold" fo:font-size="12pt" style:font-size-asian="12pt" style:font-size-complex="12pt" style:text-underline-type="single" style:text-underline-style="solid" style:text-underline-width="auto" style:text-underline-mode="continuous"/>
    </style:style>
    <style:style style:name="T71" style:parent-style-name="Policepardéfaut" style:family="text">
      <style:text-properties style:font-name="Microsoft JhengHei" style:font-name-asian="Microsoft JhengHei" fo:font-size="12pt" style:font-size-asian="12pt" style:font-size-complex="12pt"/>
    </style:style>
    <style:style style:name="T72"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73" style:parent-style-name="Policepardéfaut" style:family="text">
      <style:text-properties style:font-name="Microsoft JhengHei" style:font-name-asian="Microsoft JhengHei" fo:font-size="12pt" style:font-size-asian="12pt" style:font-size-complex="12pt"/>
    </style:style>
    <style:style style:name="T74"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75" style:parent-style-name="Policepardéfaut" style:family="text">
      <style:text-properties style:font-name="Microsoft JhengHei" style:font-name-asian="Microsoft JhengHei" fo:font-size="12pt" style:font-size-asian="12pt" style:font-size-complex="12pt"/>
    </style:style>
    <style:style style:name="T76"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77" style:parent-style-name="Policepardéfaut" style:family="text">
      <style:text-properties style:font-name="Microsoft JhengHei" style:font-name-asian="Microsoft JhengHei" fo:font-size="12pt" style:font-size-asian="12pt" style:font-size-complex="12pt"/>
    </style:style>
    <style:style style:name="P78" style:parent-style-name="Normal" style:family="paragraph">
      <style:paragraph-properties fo:margin-top="0.0694in" fo:margin-bottom="0.0694in" fo:line-height="100%"/>
      <style:text-properties style:font-name="Microsoft JhengHei" style:font-name-asian="Microsoft JhengHei" fo:font-size="12pt" style:font-size-asian="12pt" style:font-size-complex="12pt" style:language-asian="fr" style:country-asian="FR"/>
    </style:style>
    <style:style style:name="P79" style:parent-style-name="Normal" style:family="paragraph">
      <style:paragraph-properties fo:margin-top="0.0694in" fo:margin-bottom="0.0694in" fo:line-height="100%"/>
    </style:style>
    <style:style style:name="T8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81" style:parent-style-name="Policepardéfaut" style:family="text">
      <style:text-properties style:font-name="Microsoft JhengHei" style:font-name-asian="Microsoft JhengHei" fo:font-size="12pt" style:font-size-asian="12pt" style:font-size-complex="12pt" style:language-asian="fr" style:country-asian="FR"/>
    </style:style>
    <style:style style:name="P82" style:parent-style-name="Normal" style:family="paragraph">
      <style:paragraph-properties fo:margin-top="0.0694in" fo:margin-bottom="0.0694in" fo:line-height="100%"/>
    </style:style>
    <style:style style:name="T83" style:parent-style-name="Policepardéfaut" style:family="text">
      <style:text-properties style:font-name="Microsoft JhengHei" style:font-name-asian="Microsoft JhengHei" fo:font-size="12pt" style:font-size-asian="12pt" style:font-size-complex="12pt" style:language-asian="fr" style:country-asian="FR"/>
    </style:style>
    <style:style style:name="P84" style:parent-style-name="Normal" style:family="paragraph">
      <style:paragraph-properties fo:margin-top="0.0694in" fo:margin-bottom="0.0694in" fo:line-height="100%"/>
    </style:style>
    <style:style style:name="T85" style:parent-style-name="Policepardéfaut" style:family="text">
      <style:text-properties style:font-name="Microsoft JhengHei" style:font-name-asian="Microsoft JhengHei" fo:font-size="12pt" style:font-size-asian="12pt" style:font-size-complex="12pt" style:language-asian="fr" style:country-asian="FR"/>
    </style:style>
    <style:style style:name="P86" style:parent-style-name="Normal" style:family="paragraph">
      <style:paragraph-properties fo:margin-top="0.0694in" fo:margin-bottom="0.0694in" fo:line-height="100%"/>
    </style:style>
    <style:style style:name="T87" style:parent-style-name="Policepardéfaut" style:family="text">
      <style:text-properties style:font-name="Microsoft JhengHei" style:font-name-asian="Microsoft JhengHei" fo:font-size="12pt" style:font-size-asian="12pt" style:font-size-complex="12pt" style:language-asian="fr" style:country-asian="FR"/>
    </style:style>
    <style:style style:name="P88" style:parent-style-name="Normal" style:family="paragraph">
      <style:paragraph-properties fo:margin-top="0.0694in" fo:margin-bottom="0.0694in" fo:line-height="100%"/>
    </style:style>
    <style:style style:name="T8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90" style:parent-style-name="Policepardéfaut" style:family="text">
      <style:text-properties style:font-name="Microsoft JhengHei" style:font-name-asian="Microsoft JhengHei" fo:font-size="12pt" style:font-size-asian="12pt" style:font-size-complex="12pt" style:language-asian="fr" style:country-asian="FR"/>
    </style:style>
    <style:style style:name="P91" style:parent-style-name="Normal" style:family="paragraph">
      <style:paragraph-properties fo:margin-top="0.0694in" fo:margin-bottom="0.0694in" fo:line-height="100%"/>
    </style:style>
    <style:style style:name="T9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9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9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9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9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9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9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9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00" style:parent-style-name="Policepardéfaut" style:family="text">
      <style:text-properties style:font-name="Microsoft JhengHei" style:font-name-asian="Microsoft JhengHei" fo:font-size="12pt" style:font-size-asian="12pt" style:font-size-complex="12pt" style:language-asian="fr" style:country-asian="FR"/>
    </style:style>
    <style:style style:name="P101" style:parent-style-name="Normal" style:family="paragraph">
      <style:paragraph-properties fo:margin-top="0.0694in" fo:margin-bottom="0.0694in" fo:line-height="100%"/>
    </style:style>
    <style:style style:name="T102" style:parent-style-name="Policepardéfaut" style:family="text">
      <style:text-properties style:font-name="Microsoft JhengHei" style:font-name-asian="Microsoft JhengHei" fo:font-weight="bold" style:font-weight-asian="bold" fo:font-size="12pt" style:font-size-asian="12pt" style:font-size-complex="12pt" style:text-underline-type="single" style:text-underline-style="solid" style:text-underline-width="auto" style:text-underline-mode="continuous"/>
    </style:style>
    <style:style style:name="T103" style:parent-style-name="Policepardéfaut" style:family="text">
      <style:text-properties style:font-name="Microsoft JhengHei" style:font-name-asian="Microsoft JhengHei" fo:font-weight="bold" style:font-weight-asian="bold" fo:font-size="12pt" style:font-size-asian="12pt" style:font-size-complex="12pt"/>
    </style:style>
    <style:style style:name="T104" style:parent-style-name="Policepardéfaut" style:family="text">
      <style:text-properties style:font-name="Microsoft JhengHei" style:font-name-asian="Microsoft JhengHei" fo:font-weight="bold" style:font-weight-asian="bold" fo:font-size="12pt" style:font-size-asian="12pt" style:font-size-complex="12pt" style:language-asian="fr" style:country-asian="FR"/>
    </style:style>
    <style:style style:name="T10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06" style:parent-style-name="Policepardéfaut" style:family="text">
      <style:text-properties style:font-name="Microsoft JhengHei" style:font-name-asian="Microsoft JhengHei" fo:font-weight="bold" style:font-weight-asian="bold" fo:font-size="12pt" style:font-size-asian="12pt" style:font-size-complex="12pt" style:language-asian="fr" style:country-asian="FR"/>
    </style:style>
    <style:style style:name="T10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08" style:parent-style-name="Policepardéfaut" style:family="text">
      <style:text-properties style:font-name="Microsoft JhengHei" style:font-name-asian="Microsoft JhengHei" fo:font-weight="bold" style:font-weight-asian="bold" fo:font-size="12pt" style:font-size-asian="12pt" style:font-size-complex="12pt" style:language-asian="fr" style:country-asian="FR"/>
    </style:style>
    <style:style style:name="T10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1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2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3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2" style:parent-style-name="Policepardéfaut" style:family="text">
      <style:text-properties style:font-name="Microsoft JhengHei" style:font-name-asian="Microsoft JhengHei" fo:font-weight="bold" style:font-weight-asian="bold" fo:font-size="12pt" style:font-size-asian="12pt" style:font-size-complex="12pt" style:language-asian="fr" style:country-asian="FR"/>
    </style:style>
    <style:style style:name="T14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4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5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6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7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8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198" style:parent-style-name="Policepardéfaut" style:family="text">
      <style:text-properties style:font-name="Microsoft JhengHei" style:font-name-asian="Microsoft JhengHei" fo:font-size="12pt" style:font-size-asian="12pt" style:font-size-complex="12pt" style:language-asian="fr" style:country-asian="FR"/>
    </style:style>
    <style:style style:name="P199" style:parent-style-name="Normal" style:family="paragraph">
      <style:text-properties style:font-name="Microsoft JhengHei" style:font-name-asian="Microsoft JhengHei" fo:font-size="12pt" style:font-size-asian="12pt" style:font-size-complex="12pt" style:language-asian="fr" style:country-asian="FR"/>
    </style:style>
    <style:style style:name="T200" style:parent-style-name="Policepardéfaut" style:family="text">
      <style:text-properties style:font-name="Microsoft JhengHei" style:font-name-asian="Microsoft JhengHei" fo:font-weight="bold" style:font-weight-asian="bold" style:use-window-font-color="true" fo:font-size="12pt" style:font-size-asian="12pt" style:font-size-complex="12pt" style:language-asian="fr" style:country-asian="FR"/>
    </style:style>
    <style:style style:name="T201"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T202"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P203" style:parent-style-name="Normal" style:family="paragraph">
      <style:text-properties style:font-name="Microsoft JhengHei" style:font-name-asian="Microsoft JhengHei" fo:font-size="12pt" style:font-size-asian="12pt" style:font-size-complex="12pt" style:language-asian="fr" style:country-asian="FR"/>
    </style:style>
    <style:style style:name="P204" style:parent-style-name="Normal" style:family="paragraph">
      <style:paragraph-properties style:vertical-align="auto" fo:margin-top="0.0694in" fo:margin-bottom="0.0694in" fo:line-height="100%"/>
      <style:text-properties style:font-name="Microsoft JhengHei" style:font-name-asian="Microsoft JhengHei" fo:font-size="12pt" style:font-size-asian="12pt" style:font-size-complex="12pt" style:language-asian="fr" style:country-asian="FR" fo:hyphenate="true"/>
    </style:style>
    <style:style style:name="P205" style:parent-style-name="Normal" style:family="paragraph">
      <style:paragraph-properties style:vertical-align="auto" fo:margin-top="0.0694in" fo:margin-bottom="0.0694in" fo:line-height="100%"/>
      <style:text-properties style:font-name="Microsoft JhengHei" style:font-name-asian="Microsoft JhengHei" fo:font-size="12pt" style:font-size-asian="12pt" style:font-size-complex="12pt" style:language-asian="fr" style:country-asian="FR" fo:hyphenate="true"/>
    </style:style>
    <style:style style:name="P206" style:parent-style-name="Normal" style:family="paragraph">
      <style:paragraph-properties style:vertical-align="auto" fo:margin-top="0.0694in" fo:margin-bottom="0.0694in" fo:line-height="100%"/>
      <style:text-properties style:font-name="Microsoft JhengHei" style:font-name-asian="Microsoft JhengHei" fo:font-size="12pt" style:font-size-asian="12pt" style:font-size-complex="12pt" style:language-asian="fr" style:country-asian="FR" fo:hyphenate="true"/>
    </style:style>
    <style:style style:name="P207" style:parent-style-name="Normal" style:family="paragraph">
      <style:paragraph-properties style:vertical-align="auto" fo:margin-top="0.0694in" fo:margin-bottom="0.0694in" fo:line-height="100%"/>
      <style:text-properties style:font-name="Microsoft JhengHei" style:font-name-asian="Microsoft JhengHei" fo:font-size="12pt" style:font-size-asian="12pt" style:font-size-complex="12pt" style:language-asian="fr" style:country-asian="FR" fo:hyphenate="true"/>
    </style:style>
    <style:style style:name="P208" style:parent-style-name="Normal" style:family="paragraph">
      <style:paragraph-properties style:vertical-align="auto" fo:margin-top="0.0694in" fo:margin-bottom="0.0694in" fo:line-height="100%"/>
      <style:text-properties style:font-name="Microsoft JhengHei" style:font-name-asian="Microsoft JhengHei" fo:font-size="12pt" style:font-size-asian="12pt" style:font-size-complex="12pt" style:language-asian="fr" style:country-asian="FR" fo:hyphenate="true"/>
    </style:style>
    <style:style style:name="P209" style:parent-style-name="Normal" style:family="paragraph">
      <style:paragraph-properties style:vertical-align="auto" fo:margin-top="0.0694in" fo:margin-bottom="0.0694in" fo:line-height="100%"/>
      <style:text-properties style:font-name="Microsoft JhengHei" style:font-name-asian="Microsoft JhengHei" fo:font-size="12pt" style:font-size-asian="12pt" style:font-size-complex="12pt" style:language-asian="fr" style:country-asian="FR" fo:hyphenate="true"/>
    </style:style>
    <style:style style:name="P210" style:parent-style-name="Normal" style:family="paragraph">
      <style:paragraph-properties style:vertical-align="auto" fo:margin-top="0.0694in" fo:margin-bottom="0.0694in" fo:line-height="100%"/>
      <style:text-properties style:font-name="Microsoft JhengHei" style:font-name-asian="Microsoft JhengHei" fo:font-size="12pt" style:font-size-asian="12pt" style:font-size-complex="12pt" style:language-asian="fr" style:country-asian="FR" fo:hyphenate="true"/>
    </style:style>
    <style:style style:name="P211" style:parent-style-name="Normal" style:family="paragraph">
      <style:paragraph-properties style:vertical-align="auto" fo:margin-top="0.0694in" fo:margin-bottom="0.0694in" fo:line-height="100%"/>
      <style:text-properties style:font-name="Microsoft JhengHei" style:font-name-asian="Microsoft JhengHei" fo:font-size="12pt" style:font-size-asian="12pt" style:font-size-complex="12pt" style:language-asian="fr" style:country-asian="FR" fo:hyphenate="true"/>
    </style:style>
    <style:style style:name="P212" style:parent-style-name="Titre1" style:family="paragraph">
      <style:text-properties style:font-name="Microsoft JhengHei" style:font-name-asian="Microsoft JhengHei" fo:font-weight="normal" style:font-weight-asian="normal" style:font-weight-complex="normal" style:letter-kerning="false" fo:font-size="12pt" style:font-size-asian="12pt" style:font-size-complex="12pt"/>
    </style:style>
    <style:style style:name="T213" style:parent-style-name="Policepardéfaut" style:family="text">
      <style:text-properties style:font-name="Microsoft JhengHei" style:font-name-asian="Microsoft JhengHei" fo:font-weight="bold" style:font-weight-asian="bold" fo:font-size="12pt" style:font-size-asian="12pt" style:font-size-complex="12pt" style:language-asian="fr" style:country-asian="FR"/>
    </style:style>
    <style:style style:name="T21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1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1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1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1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1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2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3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31"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3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33"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3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3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36" style:parent-style-name="Policepardéfaut" style:family="text">
      <style:text-properties style:font-name="Microsoft JhengHei" style:font-name-asian="Microsoft JhengHei" fo:font-weight="bold" style:font-weight-asian="bold" style:use-window-font-color="true" fo:font-size="12pt" style:font-size-asian="12pt" style:font-size-complex="12pt" style:language-asian="fr" style:country-asian="FR"/>
    </style:style>
    <style:style style:name="T237"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T238"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T239"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T240"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T241"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T242"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T243" style:parent-style-name="Policepardéfaut" style:family="text">
      <style:text-properties style:font-name="Microsoft JhengHei" style:font-name-asian="Microsoft JhengHei" style:use-window-font-color="true" fo:font-size="12pt" style:font-size-asian="12pt" style:font-size-complex="12pt" style:language-asian="fr" style:country-asian="FR"/>
    </style:style>
    <style:style style:name="P244" style:parent-style-name="Normal" style:family="paragraph">
      <style:text-properties style:language-asian="fr" style:country-asian="FR"/>
    </style:style>
    <style:style style:name="T24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4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4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4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4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5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51" style:parent-style-name="Policepardéfaut" style:family="text">
      <style:text-properties fo:font-weight="bold" style:font-weight-asian="bold" style:font-weight-complex="bold" style:language-asian="fr" style:country-asian="FR"/>
    </style:style>
    <style:style style:name="T252"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53" style:parent-style-name="Policepardéfaut" style:family="text">
      <style:text-properties style:font-name="Microsoft JhengHei" style:font-name-asian="Microsoft JhengHei" fo:font-weight="bold" style:font-weight-asian="bold" fo:font-size="12pt" style:font-size-asian="12pt" style:font-size-complex="12pt" style:language-asian="fr" style:country-asian="FR"/>
    </style:style>
    <style:style style:name="T25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55"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56"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57"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58"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59"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60"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61" style:parent-style-name="Policepardéfaut" style:family="text">
      <style:text-properties style:font-name="Microsoft JhengHei" style:font-name-asian="Microsoft JhengHei" fo:font-size="12pt" style:font-size-asian="12pt" style:font-size-complex="12pt" style:language-asian="fr" style:country-asian="FR"/>
    </style:style>
    <style:style style:name="P262" style:parent-style-name="Normal" style:family="paragraph">
      <style:text-properties style:font-name="Microsoft JhengHei" style:font-name-asian="Microsoft JhengHei" fo:font-size="12pt" style:font-size-asian="12pt" style:font-size-complex="12pt" style:language-asian="fr" style:country-asian="FR"/>
    </style:style>
    <style:style style:name="T263" style:parent-style-name="Policepardéfaut" style:family="text">
      <style:text-properties style:font-name="Microsoft JhengHei" style:font-name-asian="Microsoft JhengHei" fo:font-weight="bold" style:font-weight-asian="bold" fo:font-size="12pt" style:font-size-asian="12pt" style:font-size-complex="12pt" style:language-asian="fr" style:country-asian="FR"/>
    </style:style>
    <style:style style:name="T264" style:parent-style-name="Policepardéfaut" style:family="text">
      <style:text-properties style:font-name="Microsoft JhengHei" style:font-name-asian="Microsoft JhengHei" fo:font-size="12pt" style:font-size-asian="12pt" style:font-size-complex="12pt" style:language-asian="fr" style:country-asian="FR"/>
    </style:style>
    <style:style style:name="T265" style:parent-style-name="Policepardéfaut" style:family="text">
      <style:text-properties style:font-name="Microsoft JhengHei" style:font-name-asian="Microsoft JhengHei" fo:font-size="12pt" style:font-size-asian="12pt" style:font-size-complex="12pt" style:language-asian="fr" style:country-asian="FR"/>
    </style:style>
  </office:automatic-styles>
  <office:body>
    <office:text text:use-soft-page-breaks="true">
      <text:p text:style-name="P1"><text:bookmark-start text:name="_Hlk516474306"/>GLOSSAIRE GENERAL</text:p>
      <text:p text:style-name="P2"><text:bookmark-end text:name="_Hlk516474306"/></text:p>
      <text:p text:style-name="Normal"><text:span text:style-name="T3">CSV</text:span><text:span text:style-name="T4"> :<text:s/></text:span><text:span text:style-name="T5">C</text:span><text:span text:style-name="T6">omma-</text:span><text:span text:style-name="T7">s</text:span><text:span text:style-name="T8">eparated<text:s/></text:span><text:span text:style-name="T9">v</text:span><text:span text:style-name="T10">alues, connu sous le sigle<text:s/></text:span><text:span text:style-name="T11">CSV</text:span><text:span text:style-name="T12">, est un<text:s/></text:span><text:span text:style-name="T13">format</text:span><text:span text:style-name="T14"><text:s/>informatique ouvert représentant des données tabulaires sous forme de valeurs séparées par des<text:s/></text:span><text:span text:style-name="T15">virgules. ... Un fichier<text:s/></text:span><text:span text:style-name="T16">CSV</text:span><text:span text:style-name="T17"><text:s/>est un fichier texte.<text:s/></text:span><text:span text:style-name="T18">Chaque ligne du texte correspond à une ligne du tableau et les virgules correspondent aux séparations entre les colonnes. Les portions de texte séparées par une virgule correspondent ainsi aux contenus des</text:span><text:span text:style-name="T19"><text:s/>cellules du tableau</text:span></text:p>
      <text:p text:style-name="P20"/>
      <text:p text:style-name="Normal"><text:span text:style-name="T21">ERP</text:span><text:span text:style-name="T22"> :<text:s/></text:span><text:span text:style-name="T23">E</text:span><text:span text:style-name="T24">nterprise<text:s/></text:span><text:span text:style-name="T25">R</text:span><text:span text:style-name="T26">esource<text:s/></text:span><text:span text:style-name="T27">P</text:span><text:span text:style-name="T28">lanning <text:s/>ou un PGI en français (Progiciel de Gestion Intégré) : logiciel destiné aux professionnels</text:span></text:p>
      <text:p text:style-name="P29"/>
      <text:p text:style-name="Normal"><text:span text:style-name="T30">SAP</text:span><text:span text:style-name="T31"> : "</text:span><text:span text:style-name="T32">S</text:span><text:span text:style-name="T33">ystems,<text:s/></text:span><text:span text:style-name="T34">A</text:span><text:span text:style-name="T35">pplications and<text:s/></text:span><text:span text:style-name="T36">P</text:span><text:span text:style-name="T37">roducts for Data Processing" </text:span></text:p>
      <text:p text:style-name="P38"><text:s/>Outil stratégique qui permet à<text:s/>l’entreprise d’être plus performante et d’avoir une visibilité en temps réel sur son activité et son état financier. Par ailleurs c’est une base de données qui fonctionne avec des transaction, De plus, SAP est un outil d’aide à la décision pour les dirigeants afin de prendre les bonnes décisions avec des données fiables et actualisées.</text:p>
      <text:p text:style-name="P39"/>
      <text:p text:style-name="Normal"><text:span text:style-name="T40">BAM</text:span><text:span text:style-name="T41"> :<text:s/></text:span><text:span text:style-name="T42">B</text:span><text:span text:style-name="T43">usiness Activity<text:s/></text:span><text:span text:style-name="T44">M</text:span><text:span text:style-name="T45">onitoring</text:span></text:p>
      <text:p text:style-name="Normal"><text:span text:style-name="T46">Ce concept</text:span><text:span text:style-name="T47"><text:s/>permet l'acquisition, l’agrégation, l'analyse et la présentation en temps réel de données (typiquement des séquences de valeurs</text:span><text:span text:style-name="T48"><text:s/>temporelles et leur évolution) associées à des processus d'entreprise. Ces données sont souvent obtenues dans le contexte d’un processus d’entreprise modélisé par des activités amont de<text:s/></text:span><text:a office:title="Modélisation de procédure d'entreprise" xlink:href="https://fr.wikipedia.org/wiki/Modélisation_de_procédure_d%27entreprise" office:target-frame-name="_top" xlink:show="replace"><text:span text:style-name="T49">modélisation de procédure d'entreprise</text:span></text:a><text:span text:style-name="T50"><text:s/>(</text:span><text:span text:style-name="T51">BPM</text:span><text:span text:style-name="T52">). Cependant, le BAM peut être employé indépendamment de l'existence d'une solution de BPM. Le BAM consiste en une solution d’entreprise destinée à fo</text:span><text:span text:style-name="T53">urnir en temps réel un résumé de la situation des activités métiers aux responsables des opérations et la direction.</text:span></text:p>
      <text:p text:style-name="Normal"/>
      <text:soft-page-break/>
      <text:p text:style-name="Normal"><text:span text:style-name="T54">BPM</text:span><text:span text:style-name="T55"> :<text:s/></text:span><text:span text:style-name="T56">B</text:span><text:span text:style-name="T57">usiness<text:s/></text:span><text:span text:style-name="T58">P</text:span><text:span text:style-name="T59">rocess<text:s/></text:span><text:span text:style-name="T60">M</text:span><text:span text:style-name="T61">anagement</text:span></text:p>
      <text:p text:style-name="Normal"><text:span text:style-name="T62">Modélisation informatique des processus métiers d’une entreprise après</text:span><text:span text:style-name="T63"><text:s/></text:span><text:span text:style-name="T64">analyse du fonctionnement réel de</text:span><text:span text:style-name="T65"><text:s/>l'entreprise de son organisation et de ses interactions pour optimiser et les automatiser.</text:span></text:p>
      <text:p text:style-name="Normal"><text:span text:style-name="T66">Les objectifs du BPM sont d‘apporter à l’organisation une valeur supplémentaire en améliorant sa performance</text:span><text:a xlink:href="https://fr.wikipedia.org/wiki/Business_Process_Management#cite_note-3" office:target-frame-name="_top" xlink:show="replace"><text:span text:style-name="T67">3</text:span></text:a><text:span text:style-name="T68">, sa productivité et une qualité du service au client</text:span></text:p>
      <text:p text:style-name="P69"/>
      <text:p text:style-name="Normal"><text:span text:style-name="T70">MES</text:span><text:span text:style-name="T71"> :<text:s/></text:span><text:span text:style-name="T72">M</text:span><text:span text:style-name="T73">anufacturing</text:span><text:span text:style-name="T74"><text:s/>E</text:span><text:span text:style-name="T75">xecution<text:s/></text:span><text:span text:style-name="T76">S</text:span><text:span text:style-name="T77">ystem</text:span></text:p>
      <text:p text:style-name="P78">C’est la gestion des processus industriels, est un système informatique dont les objectifs sont d'abord de collecter en temps réel<text:s/>les données de production de tout ou partie d'une usine ou d'un atelier. Ces données collectées permettent ensuite de réaliser un certain nombre d'activités d'analyse :</text:p>
      <text:list text:style-name="LFO1" text:continue-numbering="true">
        <text:list-item>
          <text:p text:style-name="P79"><text:a office:title="Traçabilité" xlink:href="https://fr.wikipedia.org/wiki/Traçabilité" office:target-frame-name="_top" xlink:show="replace"><text:span text:style-name="T80">traçabilité</text:span></text:a><text:span text:style-name="T81">, généalogie</text:span></text:p>
        </text:list-item>
        <text:list-item>
          <text:p text:style-name="P82"><text:a office:title="Contrôle qualité" xlink:href="https://fr.wikipedia.org/wiki/Contrôle_qualité" office:target-frame-name="_top" xlink:show="replace"><text:span text:style-name="T83">contrôle de la qualité</text:span></text:a></text:p>
        </text:list-item>
        <text:list-item>
          <text:p text:style-name="P84"><text:a office:title="Gestion de la production" xlink:href="https://fr.wikipedia.org/wiki/Gestion_de_la_production" office:target-frame-name="_top" xlink:show="replace"><text:span text:style-name="T85">suivi de production</text:span></text:a></text:p>
        </text:list-item>
        <text:list-item>
          <text:p text:style-name="P86"><text:a office:title="Ordonnancement" xlink:href="https://fr.wikipedia.org/wiki/Ordonnancement" office:target-frame-name="_top" xlink:show="replace"><text:span text:style-name="T87">ordonnancement</text:span></text:a></text:p>
        </text:list-item>
        <text:list-item>
          <text:p text:style-name="P88"><text:a office:title="Maintenance" xlink:href="https://fr.wikipedia.org/wiki/Maintenance" office:target-frame-name="_top" xlink:show="replace"><text:span text:style-name="T89">maintenance</text:span></text:a><text:span text:style-name="T90"><text:s/>préventive et curative</text:span></text:p>
        </text:list-item>
      </text:list>
      <text:p text:style-name="P91"><text:span text:style-name="T92">Référentiel : Ensemble structuré d'</text:span><text:a xlink:href="http://www.dicofr.com/cgi-bin/n.pl/dicofr/definition/20010101002600" office:target-frame-name="_top" xlink:show="replace"><text:span text:style-name="T93">informations</text:span></text:a><text:span text:style-name="T94">, utilisé pour l'exécution d'un<text:s/></text:span><text:a xlink:href="http://www.dicofr.com/cgi-bin/n.pl/dicofr/definition/20010101003038" office:target-frame-name="_top" xlink:show="replace"><text:span text:style-name="T95">logiciel</text:span></text:a><text:span text:style-name="T96">, et constituant un<text:s/></text:span><text:a xlink:href="http://www.dicofr.com/cgi-bin/n.pl/dicofr/definition/20010101001325" office:target-frame-name="_top" xlink:show="replace"><text:span text:style-name="T97">cadre</text:span></text:a><text:span text:style-name="T98"><text:s/>commun à plusieurs<text:s/></text:span><text:a xlink:href="http://www.dicofr.com/cgi-bin/n.pl/dicofr/definition/20010101000121" office:target-frame-name="_top" xlink:show="replace"><text:span text:style-name="T99">applications</text:span></text:a><text:span text:style-name="T100">.</text:span></text:p>
      <text:p text:style-name="P101"/>
      <text:p text:style-name="Normal"><text:span text:style-name="T102">GED</text:span><text:span text:style-name="T103"> :<text:s/></text:span><text:span text:style-name="T104">G</text:span><text:span text:style-name="T105">estion<text:s/></text:span><text:span text:style-name="T106">E</text:span><text:span text:style-name="T107">lectronique de<text:s/></text:span><text:span text:style-name="T108">D</text:span><text:span text:style-name="T109">ocuments</text:span></text:p>
      <text:p text:style-name="Normal"><text:span text:style-name="T110">Ensemble de techniques et de<text:s/></text:span><text:a xlink:href="http://www.dicofr.com/cgi-bin/n.pl/dicofr/definition/20010101003038" office:target-frame-name="_top" xlink:show="replace"><text:span text:style-name="T111">logiciels</text:span></text:a><text:span text:style-name="T112"><text:s/>qui permettent de traiter les éléments disparates d'un même document comme un tout, de façon dynamique.</text:span><text:span text:style-name="T113"><text:line-break/></text:span><text:span text:style-name="T114">La gestion électronique de documents assure l'intégration (acquisition/co</text:span><text:span text:style-name="T115">nversion/compression) de documents issus de<text:s/></text:span><text:a xlink:href="http://www.dicofr.com/cgi-bin/n.pl/dicofr/definition/20010101004846" office:target-frame-name="_top" xlink:show="replace"><text:span text:style-name="T116">sources</text:span></text:a><text:span text:style-name="T117"><text:s/>diverses (clavier, stylo, caméra, téléphone, micro, télécopie), leur<text:s/></text:span><text:a xlink:href="http://www.dicofr.com/cgi-bin/n.pl/dicofr/definition/20010101002759" office:target-frame-name="_top" xlink:show="replace"><text:span text:style-name="T118">identification</text:span></text:a><text:span text:style-name="T119"><text:s/>(indexation), leur<text:s/></text:span><text:a xlink:href="http://www.dicofr.com/cgi-bin/n.pl/dicofr/definition/20020117162831" office:target-frame-name="_top" xlink:show="replace"><text:span text:style-name="T120">archivage</text:span></text:a><text:span text:style-name="T121"><text:s/>(stockage), leur restitution (consultation),</text:span><text:span text:style-name="T122"><text:s/>leur administration (diffusion et supervision) et leur sécurité (physique et niveaux de confidentialité).</text:span><text:span text:style-name="T123"><text:line-break/></text:span><text:span text:style-name="T124">La GED est le terme générique désignant les systèmes d'</text:span><text:a xlink:href="http://www.dicofr.com/cgi-bin/n.pl/dicofr/definition/20010101002600" office:target-frame-name="_top" xlink:show="replace"><text:span text:style-name="T125">informati</text:span><text:span text:style-name="T126">on</text:span></text:a><text:span text:style-name="T127"><text:s/>intégrant les<text:s/></text:span><text:soft-page-break/><text:span text:style-name="T128">différents supports optiques, un<text:s/></text:span><text:a xlink:href="http://www.dicofr.com/cgi-bin/n.pl/dicofr/definition/20010101003809" office:target-frame-name="_top" xlink:show="replace"><text:span text:style-name="T129">numériseur</text:span></text:a><text:span text:style-name="T130">, une<text:s/></text:span><text:a xlink:href="http://www.dicofr.com/cgi-bin/n.pl/dicofr/definition/20010101002554" office:target-frame-name="_top" xlink:show="replace"><text:span text:style-name="T131">imprimante</text:span></text:a><text:span text:style-name="T132">, et assur</text:span><text:span text:style-name="T133">ant les<text:s/></text:span><text:a xlink:href="http://www.dicofr.com/cgi-bin/n.pl/dicofr/definition/20010101002027" office:target-frame-name="_top" xlink:show="replace"><text:span text:style-name="T134">fonctions</text:span></text:a><text:span text:style-name="T135"><text:s/>de<text:s/></text:span><text:a xlink:href="http://www.dicofr.com/cgi-bin/n.pl/dicofr/definition/20061114165653" office:target-frame-name="_top" xlink:show="replace"><text:span text:style-name="T136">stockage</text:span></text:a><text:span text:style-name="T137">-archivage et de consultation-</text:span><text:a xlink:href="http://www.dicofr.com/cgi-bin/n.pl/dicofr/definition/20010101001540" office:target-frame-name="_top" xlink:show="replace"><text:span text:style-name="T138">diffusion</text:span></text:a><text:span text:style-name="T139">. Ils gèrent des documents numérisés et des<text:s/></text:span><text:a xlink:href="http://www.dicofr.com/cgi-bin/n.pl/dicofr/definition/20010101002105" office:target-frame-name="_top" xlink:show="replace"><text:span text:style-name="T140">fichiers</text:span></text:a><text:span text:style-name="T141"><text:s/>informatisés, bureautiques et CAO/DAO.</text:span></text:p>
      <text:p text:style-name="Normal"><text:span text:style-name="T142">SSL</text:span><text:span text:style-name="T143"> : Le SSL</text:span><text:span text:style-name="T144"><text:s/>(Secure Socket Layer) / TLS (Transport Layer Security) est le protocole de sécurité le plus répandu qui créé un canal sécurisé entre deux machines communiquant sur Internet ou un réseau interne.</text:span></text:p>
      <text:p text:style-name="Normal"><text:span text:style-name="T145">Data Mapping : procédé permettant de définir au niveau d'un<text:s/></text:span><text:span text:style-name="T146">langage de programmation la correspondance entre deux modèles de données.<text:s/></text:span><text:a xlink:href="https://www.linternaute.fr/dictionnaire/fr/definition/le/" office:target-frame-name="_top" xlink:show="replace"><text:span text:style-name="T147">Le</text:span></text:a><text:span text:style-name="T148"><text:s/></text:span><text:a xlink:href="https://www.linternaute.fr/dictionnaire/fr/definition/but/" office:target-frame-name="_top" xlink:show="replace"><text:span text:style-name="T149">but</text:span></text:a><text:span text:style-name="T150"><text:s/></text:span><text:a xlink:href="https://www.linternaute.fr/dictionnaire/fr/definition/est/" office:target-frame-name="_top" xlink:show="replace"><text:span text:style-name="T151">est</text:span></text:a><text:span text:style-name="T152"><text:s/></text:span><text:a xlink:href="https://www.linternaute.fr/dictionnaire/fr/definition/ensuite/" office:target-frame-name="_top" xlink:show="replace"><text:span text:style-name="T153">ensuite</text:span></text:a><text:span text:style-name="T154"><text:s/></text:span><text:a xlink:href="https://www.linternaute.fr/dictionnaire/fr/definition/de-1/" office:target-frame-name="_top" xlink:show="replace"><text:span text:style-name="T155">de</text:span></text:a><text:span text:style-name="T156"><text:s/></text:span><text:a xlink:href="https://www.linternaute.fr/dictionnaire/fr/definition/pouvoir/" office:target-frame-name="_top" xlink:show="replace"><text:span text:style-name="T157">pouvoir</text:span></text:a><text:span text:style-name="T158"><text:s/></text:span><text:a xlink:href="https://www.linternaute.fr/dictionnaire/fr/definition/passer/" office:target-frame-name="_top" xlink:show="replace"><text:span text:style-name="T159">passer</text:span></text:a><text:span text:style-name="T160"><text:s/></text:span><text:a xlink:href="https://www.linternaute.fr/dictionnaire/fr/definition/d-un/" office:target-frame-name="_top" xlink:show="replace"><text:span text:style-name="T161">d'un</text:span></text:a><text:span text:style-name="T162"><text:s/></text:span><text:a xlink:href="https://www.linternaute.fr/dictionnaire/fr/definition/ensemble/" office:target-frame-name="_top" xlink:show="replace"><text:span text:style-name="T163">ensemble</text:span></text:a><text:span text:style-name="T164"><text:s/></text:span><text:a xlink:href="https://www.linternaute.fr/dictionnaire/fr/definition/de-1/" office:target-frame-name="_top" xlink:show="replace"><text:span text:style-name="T165">de</text:span></text:a><text:span text:style-name="T166"><text:s/></text:span><text:a xlink:href="https://www.linternaute.fr/dictionnaire/fr/definition/donnee/" office:target-frame-name="_top" xlink:show="replace"><text:span text:style-name="T167">données</text:span></text:a><text:span text:style-name="T168"><text:s/></text:span><text:a xlink:href="https://www.linternaute.fr/dictionnaire/fr/definition/a-1/" office:target-frame-name="_top" xlink:show="replace"><text:span text:style-name="T169">à</text:span></text:a><text:span text:style-name="T170"><text:s/></text:span><text:a xlink:href="https://www.linternaute.fr/dictionnaire/fr/definition/l-autre/" office:target-frame-name="_top" xlink:show="replace"><text:span text:style-name="T171">l'autre</text:span></text:a><text:span text:style-name="T172">,<text:s/></text:span><text:a xlink:href="https://www.linternaute.fr/dictionnaire/fr/definition/ou/" office:target-frame-name="_top" xlink:show="replace"><text:span text:style-name="T173">ou</text:span></text:a><text:span text:style-name="T174"><text:s/></text:span><text:a xlink:href="https://www.linternaute.fr/dictionnaire/fr/definition/encore-que/" office:target-frame-name="_top" xlink:show="replace"><text:span text:style-name="T175">encore que</text:span></text:a><text:span text:style-name="T176"><text:s/></text:span><text:a xlink:href="https://www.linternaute.fr/dictionnaire/fr/definition/l/" office:target-frame-name="_top" xlink:show="replace"><text:span text:style-name="T177">l</text:span></text:a><text:span text:style-name="T178">'</text:span><text:a xlink:href="https://www.linternaute.fr/dictionnaire/fr/definition/un/" office:target-frame-name="_top" xlink:show="replace"><text:span text:style-name="T179">un</text:span></text:a><text:span text:style-name="T180"><text:s/></text:span><text:a xlink:href="https://www.linternaute.fr/dictionnaire/fr/definition/se/" office:target-frame-name="_top" xlink:show="replace"><text:span text:style-name="T181">se</text:span></text:a><text:span text:style-name="T182"><text:s/></text:span><text:a xlink:href="https://www.linternaute.fr/dictionnaire/fr/definition/substituer/" office:target-frame-name="_top" xlink:show="replace"><text:span text:style-name="T183">substitue</text:span></text:a><text:span text:style-name="T184"><text:s/></text:span><text:a xlink:href="https://www.linternaute.fr/dictionnaire/fr/definition/a-1/" office:target-frame-name="_top" xlink:show="replace"><text:span text:style-name="T185">à</text:span></text:a><text:span text:style-name="T186"><text:s/></text:span><text:a xlink:href="https://www.linternaute.fr/dictionnaire/fr/definition/l-autre/" office:target-frame-name="_top" xlink:show="replace"><text:span text:style-name="T187">l'autre</text:span></text:a><text:span text:style-name="T188"><text:s/></text:span><text:a xlink:href="https://www.linternaute.fr/dictionnaire/fr/definition/sans/" office:target-frame-name="_top" xlink:show="replace"><text:span text:style-name="T189">sans</text:span></text:a><text:span text:style-name="T190"><text:s/></text:span><text:a xlink:href="https://www.linternaute.fr/dictionnaire/fr/definition/aucun/" office:target-frame-name="_top" xlink:show="replace"><text:span text:style-name="T191">aucun</text:span></text:a><text:span text:style-name="T192"><text:s/></text:span><text:a xlink:href="https://www.linternaute.fr/dictionnaire/fr/definition/probleme/" office:target-frame-name="_top" xlink:show="replace"><text:span text:style-name="T193">problème</text:span></text:a><text:span text:style-name="T194"><text:s/></text:span><text:a xlink:href="https://www.linternaute.fr/dictionnaire/fr/definition/de-1/" office:target-frame-name="_top" xlink:show="replace"><text:span text:style-name="T195">de</text:span></text:a><text:span text:style-name="T196"><text:s/></text:span><text:a xlink:href="https://www.linternaute.fr/dictionnaire/fr/definition/compatibilite/" office:target-frame-name="_top" xlink:show="replace"><text:span text:style-name="T197">compatibilité</text:span></text:a><text:span text:style-name="T198">.</text:span></text:p>
      <text:p text:style-name="P199"/>
      <text:h text:style-name="Titre2" text:outline-level="2"><text:span text:style-name="T200">SMQ</text:span><text:span text:style-name="T201"> : système<text:s/></text:span><text:span text:style-name="T202">de management de la qualité c’est l’organisation mise en place par une entreprise (ou un organisme) pour atteindre sa politique et ses objectifs qualité.</text:span></text:h>
      <text:p text:style-name="P203">8 principes pour une bonne SMQ</text:p>
      <text:list text:style-name="LFO2" text:continue-numbering="true">
        <text:list-item>
          <text:p text:style-name="P204">Leadership</text:p>
        </text:list-item>
        <text:list-item>
          <text:p text:style-name="P205">Implication du personnel</text:p>
        </text:list-item>
        <text:list-item>
          <text:p text:style-name="P206">Amélioration continue</text:p>
        </text:list-item>
        <text:list-item>
          <text:p text:style-name="P207">Management<text:s/>par approche système</text:p>
        </text:list-item>
        <text:list-item>
          <text:p text:style-name="P208">Approche processus</text:p>
        </text:list-item>
        <text:list-item>
          <text:p text:style-name="P209">Approche factuelle pour la prise de décision</text:p>
        </text:list-item>
        <text:list-item>
          <text:p text:style-name="P210">Orientation client</text:p>
        </text:list-item>
        <text:list-item>
          <text:p text:style-name="P211">Relations mutuellement bénéfiques avec les fournisseurs</text:p>
        </text:list-item>
      </text:list>
      <text:h text:style-name="P212" text:outline-level="1"/>
      <text:p text:style-name="Normal"><text:span text:style-name="T213">XML</text:span><text:span text:style-name="T214"> : Extensible Language Markup :  « langage de balisage extensible</text:span><text:a xlink:href="https://fr.wikipedia.org/wiki/Extensible_Markup_Language#cite_note-2" office:target-frame-name="_top" xlink:show="replace"><text:span text:style-name="T215">1</text:span></text:a><text:span text:style-name="T216"> » en français, est un </text:span><text:a office:title="Métalangage" xlink:href="https://fr.wikipedia.org/wiki/Métalangage" office:target-frame-name="_top" xlink:show="replace"><text:span text:style-name="T217">métalangage</text:span></text:a><text:span text:style-name="T218"> informatique de </text:span><text:a office:title="Langage de balisage" xlink:href="https://fr.wikipedia.org/wiki/Langage_de_balisage" office:target-frame-name="_top" xlink:show="replace"><text:span text:style-name="T219">balisage</text:span></text:a><text:span text:style-name="T220"> générique qui dérive du </text:span><text:a office:title="SGML" xlink:href="https://fr.wikipedia.org/wiki/SGML" office:target-frame-name="_top" xlink:show="replace"><text:span text:style-name="T221">SGML</text:span></text:a><text:span text:style-name="T222">. Sa syntaxe est dite « extensible » car elle permet de définir différents </text:span><text:a office:title="Espace de noms XML" xlink:href="https://fr.wikipedia.org/wiki/Espace_de_noms_XML" office:target-frame-name="_top" xlink:show="replace"><text:span text:style-name="T223">espaces de noms</text:span></text:a><text:span text:style-name="T224">, c'est-à-dire des langages avec chacun leur vocabulaire et leur grammaire,<text:s/></text:span><text:soft-page-break/><text:span text:style-name="T225">comme </text:span><text:a office:title="XHTML" xlink:href="https://fr.wikipedia.org/wiki/XHTML" office:target-frame-name="_top" xlink:show="replace"><text:span text:style-name="T226">XHTML</text:span></text:a><text:span text:style-name="T227">, </text:span><text:a office:title="XSLT" xlink:href="https://fr.wikipedia.org/wiki/XSLT" office:target-frame-name="_top" xlink:show="replace"><text:span text:style-name="T228">XSLT</text:span></text:a><text:span text:style-name="T229">, </text:span><text:a office:title="RSS" xlink:href="https://fr.wikipedia.org/wiki/RSS" office:target-frame-name="_top" xlink:show="replace"><text:span text:style-name="T230">RSS</text:span></text:a><text:span text:style-name="T231">, </text:span><text:a office:title="SVG" xlink:href="https://fr.wikipedia.org/wiki/SVG" office:target-frame-name="_top" xlink:show="replace"><text:span text:style-name="T232">SVG</text:span></text:a><text:span text:style-name="T233">… Elle est reconnaissable par son usage des </text:span><text:a office:title="Chevron (typographie)" xlink:href="https://fr.wikipedia.org/wiki/Chevron_(typographie)" office:target-frame-name="_top" xlink:show="replace"><text:span text:style-name="T234">chevrons</text:span></text:a><text:span text:style-name="T235"> (&lt;, &gt;) encadrant les noms des balises.</text:span></text:p>
      <text:p text:style-name="Normal"/>
      <text:h text:style-name="Titre2" text:outline-level="2"><text:span text:style-name="T236">Epub</text:span><text:span text:style-name="T237"> :  est un </text:span><text:a xlink:href="https://en.wikipedia.org/wiki/Comparison_of_e-book_formats" office:target-frame-name="_top" xlink:show="replace"><text:span text:style-name="T238">format de fichier e-book</text:span></text:a><text:span text:style-name="T239"> qui a l' </text:span><text:a office:title="Extension de nom de fichier" xlink:href="https://en.wikipedia.org/wiki/Filename_extension" office:target-frame-name="_top" xlink:show="replace"><text:span text:style-name="T240">extension</text:span></text:a><text:span text:style-name="T241"> "epub" . Les fichiers EPUB peuvent être lus à l'aide d'un logiciel compatible sur des appareils tels que des smartphones, des tablettes, des ordinate</text:span><text:span text:style-name="T242">urs ou </text:span><text:a office:title="E-reader" xlink:href="https://en.wikipedia.org/wiki/E-reader" office:target-frame-name="_top" xlink:show="replace"><text:span text:style-name="T243">des lecteurs électroniques</text:span></text:a></text:h>
      <text:p text:style-name="P244"/>
      <text:p text:style-name="Normal"><text:span text:style-name="T245">UI : UI et d’UX, ou </text:span><text:span text:style-name="T246">expérience utilisateur</text:span><text:span text:style-name="T247"> (User eXperience) et</text:span><text:span text:style-name="T248"> interface utilisateur</text:span><text:span text:style-name="T249">(User Interface) en bon françois</text:span><text:span text:style-name="T250">. , l’interface utilisateur, c’est ce qui fait</text:span><text:span text:style-name="T251"> le lien entre l’humain et la machine</text:span><text:span text:style-name="T252">. </text:span></text:p>
      <text:p text:style-name="Normal"><text:span text:style-name="T253">Dropbox </text:span><text:span text:style-name="T254">:<text:s/></text:span><text:span text:style-name="T255">est un service de stockage et de partage de copies de </text:span><text:a office:title="Fichier informatique" xlink:href="https://fr.wikipedia.org/wiki/Fichier_informatique" office:target-frame-name="_top" xlink:show="replace"><text:span text:style-name="T256">fichiers</text:span></text:a><text:span text:style-name="T257"> locaux en ligne proposé par Dropbox, Inc., entreprise localisée à </text:span><text:a office:title="San Francisco" xlink:href="https://fr.wikipedia.org/wiki/San_Francisco" office:target-frame-name="_top" xlink:show="replace"><text:span text:style-name="T258">San Francisco</text:span></text:a><text:span text:style-name="T259">, en </text:span><text:a office:title="Californie" xlink:href="https://fr.wikipedia.org/wiki/Californie" office:target-frame-name="_top" xlink:show="replace"><text:span text:style-name="T260">Californie</text:span></text:a><text:span text:style-name="T261">.</text:span></text:p>
      <text:p text:style-name="P262"/>
      <text:p text:style-name="Normal"><text:span text:style-name="T263">Asset</text:span><text:span text:style-name="T264"> :<text:s/></text:span><text:span text:style-name="T265">Un asset est défini comme une ressource basique devant être affichée dans un navigateur we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soft JhengHei" svg:font-family="Microsoft JhengHei"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ilfuvd" style:display-name="ilfuvd"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as sandrine</meta:initial-creator>
    <dc:creator>gras sandrine</dc:creator>
    <meta:creation-date>2018-06-11T07:19:00Z</meta:creation-date>
    <dc:date>2018-08-06T15:01:00Z</dc:date>
    <meta:template xlink:href="Normal.dotm" xlink:type="simple"/>
    <meta:editing-cycles>19</meta:editing-cycles>
    <meta:editing-duration>PT0S</meta:editing-duration>
    <meta:document-statistic meta:page-count="4" meta:paragraph-count="21" meta:word-count="1668" meta:character-count="10823" meta:row-count="76" meta:non-whitespace-character-count="9176"/>
  </office:meta>
</office:document-meta>
</file>